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nifont" svg:font-family="unifon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Labor One" svg:font-family="'Labor One'" style:font-family-generic="system" style:font-pitch="variable"/>
    <style:font-face style:name="Linux Libertine" svg:font-family="'Linux Libertine'" style:font-family-generic="system" style:font-pitch="variable"/>
  </office:font-face-decls>
  <office:automatic-styles>
    <style:style style:name="P1" style:family="paragraph" style:parent-style-name="Default">
      <style:paragraph-properties fo:line-height="200%" fo:text-align="end" style:justify-single-word="false"/>
    </style:style>
    <style:style style:name="P2" style:family="paragraph" style:parent-style-name="Listenabsatz" style:list-style-name="L1">
      <style:paragraph-properties fo:line-height="100%"/>
      <style:text-properties style:font-name="Source Sans Pro" fo:font-size="11pt" style:font-size-asian="11pt" style:font-size-complex="11pt"/>
    </style:style>
    <style:style style:name="P3" style:family="paragraph" style:parent-style-name="Listenabsatz" style:list-style-name="L1">
      <style:paragraph-properties fo:line-height="100%"/>
    </style:style>
    <style:style style:name="P4" style:family="paragraph" style:parent-style-name="Standard">
      <style:text-properties style:font-name="Source Sans Pro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Source Sans Pro" fo:font-size="11pt" style:font-size-asian="11pt" style:font-size-complex="11pt"/>
    </style:style>
    <style:style style:name="P6" style:family="paragraph" style:parent-style-name="Standard">
      <style:paragraph-properties fo:line-height="200%"/>
      <style:text-properties style:font-name="Source Sans Pro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Source Sans Pro" fo:font-size="11pt" fo:font-weight="bold" style:font-size-asian="11pt" style:font-weight-asian="bold" style:font-size-complex="11pt"/>
    </style:style>
    <style:style style:name="P8" style:family="paragraph" style:parent-style-name="Standard" style:master-page-name="MP0">
      <style:paragraph-properties fo:text-align="end" style:justify-single-word="false" style:page-number="auto" fo:break-before="page"/>
      <style:text-properties style:font-name="Source Sans Pro" fo:font-size="11pt" style:font-size-asian="11pt" style:font-size-complex="11pt"/>
    </style:style>
    <style:style style:name="T1" style:family="text">
      <style:text-properties fo:color="#333333" style:font-name="Labor One" fo:font-size="54pt" style:font-size-asian="54pt" style:font-size-complex="54pt"/>
    </style:style>
    <style:style style:name="T2" style:family="text">
      <style:text-properties fo:color="#009999" style:font-name="Labor One" fo:font-size="54pt" style:font-size-asian="54pt" style:font-size-complex="54pt"/>
    </style:style>
    <style:style style:name="T3" style:family="text">
      <style:text-properties fo:font-size="12pt" style:font-size-asian="12pt"/>
    </style:style>
    <style:style style:name="T4" style:family="text">
      <style:text-properties fo:font-size="10pt" fo:font-style="italic" style:font-size-asian="10pt" style:font-style-asian="italic"/>
    </style:style>
    <style:style style:name="T5" style:family="text">
      <style:text-properties style:font-name="Source Sans Pro"/>
    </style:style>
    <style:style style:name="T6" style:family="text">
      <style:text-properties style:font-name="Source Sans Pro" fo:font-size="12pt" style:font-size-asian="12pt"/>
    </style:style>
    <style:style style:name="T7" style:family="text">
      <style:text-properties style:font-name="Source Sans Pro" fo:font-size="10pt" fo:font-style="italic" style:font-size-asian="10pt" style:font-style-asian="italic"/>
    </style:style>
    <style:style style:name="T8" style:family="text">
      <style:text-properties style:font-name="Source Sans Pro" fo:font-size="10pt" fo:font-style="italic" style:font-size-asian="10pt" style:font-style-asian="italic" style:font-size-complex="10pt"/>
    </style:style>
    <style:style style:name="T9" style:family="text">
      <style:text-properties style:font-name="Source Sans Pro" fo:font-style="italic" style:font-style-asian="italic"/>
    </style:style>
    <style:style style:name="T10" style:family="text">
      <style:text-properties style:font-name="Source Sans Pro" fo:font-size="11pt" style:font-size-asian="11pt" style:font-size-complex="11pt"/>
    </style:style>
    <style:style style:name="T11" style:family="text">
      <style:text-properties style:font-name="Source Sans Pro" fo:font-size="11pt" fo:font-style="italic" style:font-size-asian="11pt" style:font-style-asian="italic" style:font-size-complex="11pt"/>
    </style:style>
    <style:style style:name="T12" style:family="text">
      <style:text-properties fo:font-weight="bold" style:font-weight-asian="bol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abor e.V.<text:line-break/>Alleestraße 50<text:line-break/>44793 Bochum</text:p>
      <text:p text:style-name="P6"><text:span text:style-name="T12">Schlüsselordnung und Empfangsbestätigung</text:span></text:p>
      <text:p text:style-name="P6">Vorname:<text:tab/><text:tab/>______________________________________________________</text:p>
      <text:p text:style-name="P6">Nachname:<text:tab/><text:tab/>______________________________________________________</text:p>
      <text:p text:style-name="P6">Anschrift:<text:tab/><text:tab/>______________________________________________________</text:p>
      <text:p text:style-name="P6">Telefon/Mail: <text:tab/><text:tab/>______________________________________________________</text:p>
      <text:p text:style-name="P5">Hiermit bestätige ich,</text:p>
      <text:list xml:id="list5025132596226629579" text:style-name="L1">
        <text:list-item>
          <text:p text:style-name="P2">dass die obigen Angaben zu meiner Person korrekt sind</text:p>
        </text:list-item>
        <text:list-item>
          <text:p text:style-name="P2">einen Schlüssel mit der Nummer ______ für die Räumlichkeiten des <text:line-break/>Labor e.V. gegen Zahlung einer Kaution in Höhe von ______ erhalten zu haben</text:p>
        </text:list-item>
        <text:list-item>
          <text:p text:style-name="P2">die folgenden Hinweise und Nutzungsbestimmungen gelesen und anerkannt zu haben:</text:p>
          <text:list>
            <text:list-item>
              <text:p text:style-name="P2">Bei längerer Abwesenheit vom Labor ist dies dem Verein mitzuteilen.</text:p>
            </text:list-item>
            <text:list-item>
              <text:p text:style-name="P2">Ein Wechsel des Wohnsitzes ist dem Labor unverzüglich mitzuteilen.</text:p>
            </text:list-item>
            <text:list-item>
              <text:p text:style-name="P2">Bei Verlust oder Beschädigung des Schlüssels haftet der Träger für Ersatz und ggf. entstehenden Folgekosten in vollem Umfang.</text:p>
            </text:list-item>
            <text:list-item>
              <text:p text:style-name="P2">Verlust oder Beschädigung des Schlüssels sind dem Verein unverzüglich mitzuteilen.</text:p>
            </text:list-item>
            <text:list-item>
              <text:p text:style-name="P2">Der Schlüssel ist nicht weiterzugeben.</text:p>
            </text:list-item>
            <text:list-item>
              <text:p text:style-name="P3"><text:span text:style-name="T10">Bei Austritt oder Ausschluss aus dem Verein ist der Schlüssel unverzüglich auszuhändigen.</text:span></text:p>
            </text:list-item>
          </text:list>
        </text:list-item>
      </text:list>
      <text:p text:style-name="Standard"><text:span text:style-name="Absatz-Standardschriftart"><text:span text:style-name="T10"/></text:span></text:p>
      <text:p text:style-name="Standard"><text:span text:style-name="Absatz-Standardschriftart"><text:span text:style-name="T10">______________________________________________________<text:line-break/></text:span></text:span><text:span text:style-name="Absatz-Standardschriftart"><text:span text:style-name="T8">Datum, Unterschrift</text:span></text:span></text:p>
      <text:p text:style-name="P4"><text:span text:style-name="T12">----------------------------------------------------------------------------------------------------------------------------</text:span></text:p>
      <text:p text:style-name="P7">Schlüsselrückgabe</text:p>
      <text:p text:style-name="P4">Hiermit bestätige Ich, meinen Schlüssel dem Verein ausgehändigt und die damit verbundene Kaution zurückerhalten zu haben.</text:p>
      <text:p text:style-name="Standard"><text:span text:style-name="Absatz-Standardschriftart"><text:span text:style-name="T10"/></text:span></text:p>
      <text:p text:style-name="Standard"><text:span text:style-name="Absatz-Standardschriftart"><text:span text:style-name="T10">______________________________________________________<text:line-break/></text:span></text:span><text:span text:style-name="Absatz-Standardschriftart"><text:span text:style-name="T8">Datum, Unterschrif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nifont" svg:font-family="unifon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Labor One" svg:font-family="'Labor One'" style:font-family-generic="system" style:font-pitch="variable"/>
    <style:font-face style:name="Linux Libertine" svg:font-family="'Linux Libertine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Default" style:family="paragraph">
      <style:paragraph-properties fo:margin-top="0cm" fo:margin-bottom="0cm" loext:contextual-spacing="false" fo:line-height="100%" fo:hyphenation-ladder-count="no-limit" style:vertical-align="baseline"/>
      <style:text-properties fo:color="#000000" style:font-name="unifont" fo:font-family="unifont" style:font-family-generic="roman" fo:font-size="18pt" fo:language="en" fo:country="US" style:letter-kerning="true" style:font-name-asian="Linux Libertine" style:font-family-asian="'Linux Libertine'" style:font-family-generic-asian="system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/>
    </style:style>
    <style:style style:name="Sprechblasentext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Default">
      <style:paragraph-properties fo:line-height="200%" fo:text-align="end" style:justify-single-word="false"/>
    </style:style>
    <style:style style:name="MT1" style:family="text">
      <style:text-properties fo:color="#333333" style:font-name="Labor One" fo:font-size="54pt" style:font-size-asian="54pt" style:font-size-complex="54pt"/>
    </style:style>
    <style:style style:name="MT2" style:family="text">
      <style:text-properties fo:color="#009999" style:font-name="Labor One" fo:font-size="54pt" style:font-size-asian="54pt" style:font-size-complex="54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Absatz-Standardschriftart"><text:span text:style-name="MT1">das la</text:span></text:span><text:span text:style-name="Absatz-Standardschriftart"><text:span text:style-name="MT2">bo</text:span></text:span><text:span text:style-name="Absatz-Standardschriftart"><text:span text:style-name="MT1">r</text:span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Linux_X86_64 LibreOffice_project/10m0$Build-3</meta:generator>
    <dc:title/>
    <dc:description/>
    <dc:subject/>
    <meta:initial-creator>blafoo</meta:initial-creator>
    <meta:creation-date>2015-04-18T13:35:00Z</meta:creation-date>
    <dc:date>2016-03-11T17:15:05.336984887</dc:date>
    <meta:print-date>2015-04-17T22:33:00Z</meta:print-date>
    <meta:editing-cycles>3</meta:editing-cycles>
    <meta:editing-duration>PT3M39S</meta:editing-duration>
    <meta:document-statistic meta:table-count="0" meta:image-count="0" meta:object-count="0" meta:page-count="1" meta:paragraph-count="22" meta:word-count="161" meta:character-count="1533" meta:non-whitespace-character-count="1397"/>
    <meta:template xlink:type="simple" xlink:actuate="onRequest" xlink:title="" xlink:href="Normal"/>
  </office:meta>
</office:document-meta>
</file>